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5000001AA61A111126660E5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iapositivo_20_de_20_Título-title" style:list-style-name="L1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o_20_de_20_Título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o_20_de_20_Títul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-color="#ffffff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o_20_de_20_Título" presentation:presentation-page-layout-name="AL1T0">
        <draw:frame draw:name="Título 1" presentation:style-name="pr1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Subtítulo 2" presentation:style-name="pr2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draw:frame draw:name="Imagem 4" draw:style-name="gr1" draw:text-style-name="P3" draw:layer="layout" svg:width="23.415cm" svg:height="11.27cm" svg:x="5.226cm" svg:y="3.889cm">
          <draw:image xlink:href="Pictures/1000000000000375000001AA61A111126660E5F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o_20_de_20_Título-background" style:display-name="Diapositivo de Título-background" style:family="presentation">
      <style:graphic-properties draw:stroke="none" draw:fill="solid" draw:fill-color="#ffffff"/>
      <style:text-properties style:letter-kerning="true"/>
    </style:style>
    <style:style style:name="Diapositivo_20_de_20_Título-backgroundobjects" style:display-name="Diapositivo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o_20_de_20_Título-notes" style:display-name="Diapositivo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o_20_de_20_Título-outline1" style:display-name="Diapositivo de Título-outline1" style:family="presentation">
      <style:graphic-properties draw:stroke="none" draw:fill="none" draw:auto-grow-height="false" draw:fit-to-size="shrink-to-fit" style:shrink-to-fit="true">
        <text:list-style style:name="Diapositivo_20_de_20_Título-outline1" style:display-name="Diapositivo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o_20_de_20_Título-outline2" style:display-name="Diapositivo de Título-outline2" style:family="presentation" style:parent-style-name="Diapositivo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o_20_de_20_Título-outline3" style:display-name="Diapositivo de Título-outline3" style:family="presentation" style:parent-style-name="Diapositivo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o_20_de_20_Título-outline4" style:display-name="Diapositivo de Título-outline4" style:family="presentation" style:parent-style-name="Diapositivo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o_20_de_20_Título-outline5" style:display-name="Diapositivo de Título-outline5" style:family="presentation" style:parent-style-name="Diapositivo_20_de_20_Título-outline4">
      <style:paragraph-properties fo:margin-top="0.1cm" fo:margin-bottom="0cm"/>
      <style:text-properties fo:font-size="20pt" style:font-size-asian="20pt" style:font-size-complex="20pt"/>
    </style:style>
    <style:style style:name="Diapositivo_20_de_20_Título-outline6" style:display-name="Diapositivo de Título-outline6" style:family="presentation" style:parent-style-name="Diapositivo_20_de_20_Título-outline5">
      <style:paragraph-properties fo:margin-top="0.1cm" fo:margin-bottom="0cm"/>
      <style:text-properties fo:font-size="20pt" style:font-size-asian="20pt" style:font-size-complex="20pt"/>
    </style:style>
    <style:style style:name="Diapositivo_20_de_20_Título-outline7" style:display-name="Diapositivo de Título-outline7" style:family="presentation" style:parent-style-name="Diapositivo_20_de_20_Título-outline6">
      <style:paragraph-properties fo:margin-top="0.1cm" fo:margin-bottom="0cm"/>
      <style:text-properties fo:font-size="20pt" style:font-size-asian="20pt" style:font-size-complex="20pt"/>
    </style:style>
    <style:style style:name="Diapositivo_20_de_20_Título-outline8" style:display-name="Diapositivo de Título-outline8" style:family="presentation" style:parent-style-name="Diapositivo_20_de_20_Título-outline7">
      <style:paragraph-properties fo:margin-top="0.1cm" fo:margin-bottom="0cm"/>
      <style:text-properties fo:font-size="20pt" style:font-size-asian="20pt" style:font-size-complex="20pt"/>
    </style:style>
    <style:style style:name="Diapositivo_20_de_20_Título-outline9" style:display-name="Diapositivo de Título-outline9" style:family="presentation" style:parent-style-name="Diapositivo_20_de_20_Título-outline8">
      <style:paragraph-properties fo:margin-top="0.1cm" fo:margin-bottom="0cm"/>
      <style:text-properties fo:font-size="20pt" style:font-size-asian="20pt" style:font-size-complex="20pt"/>
    </style:style>
    <style:style style:name="Diapositivo_20_de_20_Título-subtitle" style:display-name="Diapositivo de Título-subtitle" style:family="presentation">
      <style:graphic-properties draw:stroke="none" draw:fill="none" draw:textarea-vertical-align="middle">
        <text:list-style style:name="Diapositivo_20_de_20_Título-subtitle" style:display-name="Diapositivo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o_20_de_20_Título-title" style:display-name="Diapositivo de Título-title" style:family="presentation">
      <style:graphic-properties draw:stroke="none" draw:fill="none" draw:textarea-vertical-align="middle">
        <text:list-style style:name="Diapositivo_20_de_20_Título-title" style:display-name="Diapositivo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o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o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o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o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pt" fo:country="PT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pt" fo:country="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o_20_de_20_Título" style:display-name="Diapositivo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que para editar o estilo de título do Modelo Global</text:span></text:p>
        </draw:text-box>
      </draw:frame>
      <draw:frame draw:name="Marcador de Posição da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1-05-20">20-05-2021</text:date></text:span></text:p>
        </draw:text-box>
      </draw:frame>
      <draw:frame draw:name="Marcador de Posição do Rodapé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iapositivo_20_de_20_Título-title" draw:layer="backgroundobjects" svg:width="19.798cm" svg:height="11.136cm" svg:x="0.6cm" svg:y="2.257cm" presentation:class="page"/>
        <draw:frame presentation:style-name="Diapositivo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Apresentação do PowerPoint</dc:title>
    <meta:initial-creator>VILICRI AUDIOVISUAL CREATION</meta:initial-creator>
    <dc:creator>VILICRI AUDIOVISUAL CREATION</dc:creator>
    <meta:editing-cycles>1</meta:editing-cycles>
    <meta:creation-date>2021-05-20T20:36:39</meta:creation-date>
    <dc:date>2021-05-20T20:37:12</dc:date>
    <meta:editing-duration>P0D</meta:editing-duration>
    <meta:generator>LibreOffice/6.4.6.2$Linux_X86_64 LibreOffice_project/40$Build-2</meta:generator>
    <meta:document-statistic meta:object-count="2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